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co19" style:family="table-column">
      <style:table-column-properties fo:break-before="auto" style:column-width="4.209cm"/>
    </style:style>
    <style:style style:name="co20" style:family="table-column">
      <style:table-column-properties fo:break-before="auto" style:column-width="5.595cm"/>
    </style:style>
    <style:style style:name="co21" style:family="table-column">
      <style:table-column-properties fo:break-before="auto" style:column-width="3.071cm"/>
    </style:style>
    <style:style style:name="co22" style:family="table-column">
      <style:table-column-properties fo:break-before="auto" style:column-width="3.268cm"/>
    </style:style>
    <style:style style:name="co23" style:family="table-column">
      <style:table-column-properties fo:break-before="auto" style:column-width="3.4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98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/>
          <table:table-cell table:style-name="ce1" office:value-type="string">
            <text:p>Crab-Grass Baby</text:p>
          </table:table-cell>
          <table:table-cell table:style-name="ce1" office:value-type="string">
            <text:p>DriveIn</text:p>
          </table:table-cell>
          <table:table-cell table:style-name="ce1" table:number-columns-repeated="2"/>
          <table:table-cell table:style-name="ce1" office:value-type="string">
            <text:p>Briefcase Boogie</text:p>
          </table:table-cell>
          <table:table-cell table:style-name="ce1" table:number-columns-repeated="2"/>
          <table:table-cell table:style-name="ce1" office:value-type="string">
            <text:p>Cène</text:p>
          </table:table-cell>
          <table:table-cell table:style-name="ce1" office:value-type="string">
            <text:p>Wistful</text:p>
          </table:table-cell>
          <table:table-cell table:style-name="ce1" table:number-columns-repeated="986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9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3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Moonwalk</text:p>
          </table:table-cell>
          <table:table-cell table:style-name="ce2" office:value-type="string">
            <text:p>Nativité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Arrivée Taureau</text:p>
          </table:table-cell>
          <table:table-cell table:style-name="ce2"/>
          <table:table-cell table:style-name="ce2" office:value-type="string">
            <text:p>Documents falling</text:p>
          </table:table-cell>
          <table:table-cell table:style-name="ce2" office:value-type="string">
            <text:p>Stylo Falling</text:p>
          </table:table-cell>
          <table:table-cell table:style-name="ce2"/>
          <table:table-cell table:style-name="ce2" office:value-type="string">
            <text:p>Init</text:p>
          </table:table-cell>
          <table:table-cell table:style-name="ce2" office:value-type="string">
            <text:p>Apparitions</text:p>
          </table:table-cell>
          <table:table-cell table:style-name="ce2" table:number-columns-repeated="985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/>
          <table:table-cell office:value-type="string">
            <text:p>Plan2</text:p>
          </table:table-cell>
          <table:table-cell table:number-columns-repeated="3"/>
          <table:table-cell office:value-type="string">
            <text:p>Plan2</text:p>
          </table:table-cell>
          <table:table-cell table:number-columns-repeated="3"/>
          <table:table-cell office:value-type="string">
            <text:p>Cochon</text:p>
          </table:table-cell>
          <table:table-cell table:number-columns-repeated="986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/>
          <table:table-cell office:value-type="string">
            <text:p>Plan1</text:p>
          </table:table-cell>
          <table:table-cell table:number-columns-repeated="3"/>
          <table:table-cell office:value-type="string">
            <text:p>Plan1</text:p>
          </table:table-cell>
          <table:table-cell table:number-columns-repeated="3"/>
          <table:table-cell office:value-type="string">
            <text:p>CochonLights</text:p>
          </table:table-cell>
          <table:table-cell table:number-columns-repeated="986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/>
          <table:table-cell office:value-type="string">
            <text:p>Lampions</text:p>
          </table:table-cell>
          <table:table-cell table:number-columns-repeated="3"/>
          <table:table-cell office:value-type="string">
            <text:p>Lampions</text:p>
          </table:table-cell>
          <table:table-cell table:number-columns-repeated="3"/>
          <table:table-cell office:value-type="string">
            <text:p>WashMachine</text:p>
          </table:table-cell>
          <table:table-cell table:number-columns-repeated="986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MoonWalk</text:p>
          </table:table-cell>
          <table:table-cell office:value-type="string">
            <text:p>Lune</text:p>
          </table:table-cell>
          <table:table-cell table:number-columns-repeated="3"/>
          <table:table-cell office:value-type="string">
            <text:p>Lune</text:p>
          </table:table-cell>
          <table:table-cell table:number-columns-repeated="3"/>
          <table:table-cell office:value-type="string">
            <text:p>Djbebe</text:p>
          </table:table-cell>
          <table:table-cell table:number-columns-repeated="986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/>
          <table:table-cell office:value-type="string">
            <text:p>Girafe</text:p>
          </table:table-cell>
          <table:table-cell/>
          <table:table-cell office:value-type="string">
            <text:p>AR</text:p>
          </table:table-cell>
          <table:table-cell/>
          <table:table-cell office:value-type="string">
            <text:p>Girafe</text:p>
          </table:table-cell>
          <table:table-cell table:number-columns-repeated="3"/>
          <table:table-cell office:value-type="string">
            <text:p>Tube</text:p>
          </table:table-cell>
          <table:table-cell table:number-columns-repeated="986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 table:number-columns-repeated="2"/>
          <table:table-cell office:value-type="string">
            <text:p>Plan3</text:p>
          </table:table-cell>
          <table:table-cell table:number-columns-repeated="5"/>
          <table:table-cell office:value-type="string">
            <text:p>Cène</text:p>
          </table:table-cell>
          <table:table-cell office:value-type="string">
            <text:p>CuveGaloot</text:p>
          </table:table-cell>
          <table:table-cell table:number-columns-repeated="986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 table:number-columns-repeated="2"/>
          <table:table-cell office:value-type="string">
            <text:p>Plan2</text:p>
          </table:table-cell>
          <table:table-cell table:number-columns-repeated="6"/>
          <table:table-cell office:value-type="string">
            <text:p>CuveGalootContent</text:p>
          </table:table-cell>
          <table:table-cell table:number-columns-repeated="986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 table:number-columns-repeated="2"/>
          <table:table-cell office:value-type="string">
            <text:p>Plan1</text:p>
          </table:table-cell>
          <table:table-cell table:number-columns-repeated="6"/>
          <table:table-cell office:value-type="string">
            <text:p>CuveGalootContent2</text:p>
          </table:table-cell>
          <table:table-cell table:number-columns-repeated="986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 table:number-columns-repeated="2"/>
          <table:table-cell office:value-type="string">
            <text:p>TrucRemorque</text:p>
          </table:table-cell>
          <table:table-cell table:number-columns-repeated="4"/>
          <table:table-cell office:value-type="string">
            <text:p>Stylo</text:p>
          </table:table-cell>
          <table:table-cell/>
          <table:table-cell office:value-type="string">
            <text:p>DjventiloPales</text:p>
          </table:table-cell>
          <table:table-cell table:number-columns-repeated="986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/>
          <table:table-cell office:value-type="string">
            <text:p>Bulle1</text:p>
          </table:table-cell>
          <table:table-cell table:number-columns-repeated="2"/>
          <table:table-cell office:value-type="string">
            <text:p>OpalTete</text:p>
          </table:table-cell>
          <table:table-cell table:number-columns-repeated="4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984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/>
          <table:table-cell office:value-type="string">
            <text:p>Bulle1Content</text:p>
          </table:table-cell>
          <table:table-cell table:number-columns-repeated="2"/>
          <table:table-cell office:value-type="string">
            <text:p>OpalCorps</text:p>
          </table:table-cell>
          <table:table-cell table:number-columns-repeated="4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984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/>
          <table:table-cell office:value-type="string">
            <text:p>Bulle2</text:p>
          </table:table-cell>
          <table:table-cell table:number-columns-repeated="2"/>
          <table:table-cell office:value-type="string">
            <text:p>Taureau</text:p>
          </table:table-cell>
          <table:table-cell table:number-columns-repeated="4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983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/>
          <table:table-cell office:value-type="string">
            <text:p>Bulle2Content</text:p>
          </table:table-cell>
          <table:table-cell table:number-columns-repeated="2"/>
          <table:table-cell office:value-type="string">
            <text:p>TaureauPied</text:p>
          </table:table-cell>
          <table:table-cell table:number-columns-repeated="4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983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/>
          <table:table-cell office:value-type="string">
            <text:p>Bulle3</text:p>
          </table:table-cell>
          <table:table-cell table:number-columns-repeated="2"/>
          <table:table-cell office:value-type="string">
            <text:p>QRNCorps</text:p>
          </table:table-cell>
          <table:table-cell table:number-columns-repeated="4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982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/>
          <table:table-cell office:value-type="string">
            <text:p>Bulle3Content</text:p>
          </table:table-cell>
          <table:table-cell table:number-columns-repeated="2"/>
          <table:table-cell office:value-type="string">
            <text:p>QRNTete</text:p>
          </table:table-cell>
          <table:table-cell table:number-columns-repeated="4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982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/>
          <table:table-cell office:value-type="string">
            <text:p>Bulle4</text:p>
          </table:table-cell>
          <table:table-cell table:number-columns-repeated="2"/>
          <table:table-cell office:value-type="string">
            <text:p>QRNGole</text:p>
          </table:table-cell>
          <table:table-cell table:number-columns-repeated="4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981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/>
          <table:table-cell office:value-type="string">
            <text:p>Bulle4Content</text:p>
          </table:table-cell>
          <table:table-cell table:number-columns-repeated="2"/>
          <table:table-cell office:value-type="string">
            <text:p>QRNPaupiere</text:p>
          </table:table-cell>
          <table:table-cell table:number-columns-repeated="4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981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/>
          <table:table-cell office:value-type="string">
            <text:p>Bulle5</text:p>
          </table:table-cell>
          <table:table-cell table:number-columns-repeated="7"/>
          <table:table-cell office:value-type="string">
            <text:p>DunjonDoor5</text:p>
          </table:table-cell>
          <table:table-cell table:number-columns-repeated="986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/>
          <table:table-cell office:value-type="string">
            <text:p>Bulle5Content</text:p>
          </table:table-cell>
          <table:table-cell table:number-columns-repeated="7"/>
          <table:table-cell office:value-type="string">
            <text:p>DunjonDoor5Cadre</text:p>
          </table:table-cell>
          <table:table-cell table:number-columns-repeated="986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 table:number-columns-repeated="2"/>
          <table:table-cell office:value-type="string">
            <text:p>TruckCabine</text:p>
          </table:table-cell>
          <table:table-cell table:number-columns-repeated="7"/>
          <table:table-cell office:value-type="string">
            <text:p>PeterPanTete</text:p>
          </table:table-cell>
          <table:table-cell table:number-columns-repeated="985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 table:number-columns-repeated="2"/>
          <table:table-cell office:value-type="string">
            <text:p>TrucFeux</text:p>
          </table:table-cell>
          <table:table-cell table:number-columns-repeated="7"/>
          <table:table-cell office:value-type="string">
            <text:p>PeterPanCorps</text:p>
          </table:table-cell>
          <table:table-cell table:number-columns-repeated="985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6"/>
          <table:table-cell office:value-type="string">
            <text:p>Agreement1</text:p>
          </table:table-cell>
          <table:table-cell table:number-columns-repeated="3"/>
          <table:table-cell office:value-type="string">
            <text:p>PeterPanJambe1</text:p>
          </table:table-cell>
          <table:table-cell table:number-columns-repeated="985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1"/>
          <table:table-cell office:value-type="string">
            <text:p>HAABCorps</text:p>
          </table:table-cell>
          <table:table-cell table:number-columns-repeated="6"/>
          <table:table-cell office:value-type="string">
            <text:p>Agreement2</text:p>
          </table:table-cell>
          <table:table-cell table:number-columns-repeated="3"/>
          <table:table-cell office:value-type="string">
            <text:p>PeterPanJambe2</text:p>
          </table:table-cell>
          <table:table-cell table:number-columns-repeated="985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1"/>
          <table:table-cell office:value-type="string">
            <text:p>HAABBrasJardin</text:p>
          </table:table-cell>
          <table:table-cell table:number-columns-repeated="6"/>
          <table:table-cell office:value-type="string">
            <text:p>Agreement3</text:p>
          </table:table-cell>
          <table:table-cell table:number-columns-repeated="3"/>
          <table:table-cell office:value-type="string">
            <text:p>PeterPanBras</text:p>
          </table:table-cell>
          <table:table-cell table:number-columns-repeated="985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1"/>
          <table:table-cell office:value-type="string">
            <text:p>HAABBrasCour</text:p>
          </table:table-cell>
          <table:table-cell table:number-columns-repeated="6"/>
          <table:table-cell office:value-type="string">
            <text:p>Agreement4</text:p>
          </table:table-cell>
          <table:table-cell table:number-columns-repeated="3"/>
          <table:table-cell office:value-type="string">
            <text:p>PeterPanBrasFond</text:p>
          </table:table-cell>
          <table:table-cell table:number-columns-repeated="985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"/>
          <table:table-cell office:value-type="string">
            <text:p>HAABJambeJardin</text:p>
          </table:table-cell>
          <table:table-cell table:number-columns-repeated="2"/>
          <table:table-cell office:value-type="string">
            <text:p>HAABJambeJardin</text:p>
          </table:table-cell>
          <table:table-cell table:number-columns-repeated="3"/>
          <table:table-cell office:value-type="string">
            <text:p>Agreement5</text:p>
          </table:table-cell>
          <table:table-cell table:number-columns-repeated="4"/>
          <table:table-cell office:value-type="string">
            <text:p>CowboyJambe1</text:p>
          </table:table-cell>
          <table:table-cell table:number-columns-repeated="984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"/>
          <table:table-cell office:value-type="string">
            <text:p>HAABJambeCour</text:p>
          </table:table-cell>
          <table:table-cell table:number-columns-repeated="2"/>
          <table:table-cell office:value-type="string">
            <text:p>HAABJambeCour</text:p>
          </table:table-cell>
          <table:table-cell table:number-columns-repeated="3"/>
          <table:table-cell office:value-type="string">
            <text:p>Agreement6</text:p>
          </table:table-cell>
          <table:table-cell table:number-columns-repeated="4"/>
          <table:table-cell office:value-type="string">
            <text:p>CowboyJambe2</text:p>
          </table:table-cell>
          <table:table-cell table:number-columns-repeated="984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"/>
          <table:table-cell office:value-type="string">
            <text:p>HAABHarnais</text:p>
          </table:table-cell>
          <table:table-cell table:number-columns-repeated="6"/>
          <table:table-cell office:value-type="string">
            <text:p>Agreement7</text:p>
          </table:table-cell>
          <table:table-cell table:number-columns-repeated="4"/>
          <table:table-cell office:value-type="string">
            <text:p>CowboyBras</text:p>
          </table:table-cell>
          <table:table-cell table:number-columns-repeated="984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"/>
          <table:table-cell office:value-type="string">
            <text:p>MNGroupe1BrasJardin</text:p>
          </table:table-cell>
          <table:table-cell/>
          <table:table-cell office:value-type="string">
            <text:p>CGBTete / Buffer CGB tete parle</text:p>
          </table:table-cell>
          <table:table-cell/>
          <table:table-cell office:value-type="string">
            <text:p>VideoChretien1</text:p>
          </table:table-cell>
          <table:table-cell table:number-columns-repeated="7"/>
          <table:table-cell office:value-type="string">
            <text:p>CowboyBrasFond</text:p>
          </table:table-cell>
          <table:table-cell table:number-columns-repeated="984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9"/>
          <table:table-cell office:value-type="string">
            <text:p>MNGroupe1BrasCour</text:p>
          </table:table-cell>
          <table:table-cell/>
          <table:table-cell office:value-type="string">
            <text:p>CGBTeteKKK</text:p>
          </table:table-cell>
          <table:table-cell/>
          <table:table-cell office:value-type="string">
            <text:p>VideoChretien2</text:p>
          </table:table-cell>
          <table:table-cell table:number-columns-repeated="8"/>
          <table:table-cell office:value-type="string">
            <text:p>AnnieJambe1</text:p>
          </table:table-cell>
          <table:table-cell table:number-columns-repeated="983"/>
        </table:table-row>
        <table:table-row table:style-name="ro1">
          <table:table-cell office:value-type="string">
            <text:p>AnnieJambe2</text:p>
          </table:table-cell>
          <table:table-cell table:number-columns-repeated="16"/>
          <table:table-cell office:value-type="string">
            <text:p>AnnieJambe2</text:p>
          </table:table-cell>
          <table:table-cell table:number-columns-repeated="22"/>
          <table:table-cell office:value-type="string">
            <text:p>AnnieJambe2</text:p>
          </table:table-cell>
          <table:table-cell table:number-columns-repeated="983"/>
        </table:table-row>
        <table:table-row table:style-name="ro2">
          <table:table-cell office:value-type="string">
            <text:p>AnnieBras</text:p>
          </table:table-cell>
          <table:table-cell table:number-columns-repeated="16"/>
          <table:table-cell office:value-type="string">
            <text:p>AnnieBras</text:p>
          </table:table-cell>
          <table:table-cell table:number-columns-repeated="22"/>
          <table:table-cell office:value-type="string">
            <text:p>AnnieBras</text:p>
          </table:table-cell>
          <table:table-cell table:number-columns-repeated="983"/>
        </table:table-row>
        <table:table-row table:style-name="ro2">
          <table:table-cell office:value-type="string">
            <text:p>AnnieBrasFond</text:p>
          </table:table-cell>
          <table:table-cell table:number-columns-repeated="16"/>
          <table:table-cell office:value-type="string">
            <text:p>AnnieBrasFond</text:p>
          </table:table-cell>
          <table:table-cell table:number-columns-repeated="22"/>
          <table:table-cell office:value-type="string">
            <text:p>AnnieBrasFond</text:p>
          </table:table-cell>
          <table:table-cell table:number-columns-repeated="983"/>
        </table:table-row>
        <table:table-row table:style-name="ro1">
          <table:table-cell office:value-type="string">
            <text:p>ChienAnnieJambe1</text:p>
          </table:table-cell>
          <table:table-cell table:number-columns-repeated="17"/>
          <table:table-cell office:value-type="string">
            <text:p>ChienAnnieJambe1</text:p>
          </table:table-cell>
          <table:table-cell table:number-columns-repeated="22"/>
          <table:table-cell office:value-type="string">
            <text:p>ChienAnnieJambe1</text:p>
          </table:table-cell>
          <table:table-cell table:number-columns-repeated="982"/>
        </table:table-row>
        <table:table-row table:style-name="ro1">
          <table:table-cell office:value-type="string">
            <text:p>ChienAnnieJambe2</text:p>
          </table:table-cell>
          <table:table-cell table:number-columns-repeated="17"/>
          <table:table-cell office:value-type="string">
            <text:p>ChienAnnieJambe2</text:p>
          </table:table-cell>
          <table:table-cell table:number-columns-repeated="22"/>
          <table:table-cell office:value-type="string">
            <text:p>ChienAnnieJambe2</text:p>
          </table:table-cell>
          <table:table-cell table:number-columns-repeated="982"/>
        </table:table-row>
        <table:table-row table:style-name="ro2">
          <table:table-cell office:value-type="string">
            <text:p>DollyRobe</text:p>
          </table:table-cell>
          <table:table-cell table:number-columns-repeated="18"/>
          <table:table-cell office:value-type="string">
            <text:p>DollyRobe</text:p>
          </table:table-cell>
          <table:table-cell table:number-columns-repeated="22"/>
          <table:table-cell office:value-type="string">
            <text:p>DollyRobe</text:p>
          </table:table-cell>
          <table:table-cell table:number-columns-repeated="981"/>
        </table:table-row>
        <table:table-row table:style-name="ro2">
          <table:table-cell office:value-type="string">
            <text:p>DollyBras</text:p>
          </table:table-cell>
          <table:table-cell table:number-columns-repeated="18"/>
          <table:table-cell office:value-type="string">
            <text:p>DollyBras</text:p>
          </table:table-cell>
          <table:table-cell table:number-columns-repeated="22"/>
          <table:table-cell office:value-type="string">
            <text:p>DollyBras</text:p>
          </table:table-cell>
          <table:table-cell table:number-columns-repeated="981"/>
        </table:table-row>
        <table:table-row table:style-name="ro2">
          <table:table-cell office:value-type="string">
            <text:p>DollyBrasFond</text:p>
          </table:table-cell>
          <table:table-cell table:number-columns-repeated="18"/>
          <table:table-cell office:value-type="string">
            <text:p>DollyBrasFond</text:p>
          </table:table-cell>
          <table:table-cell table:number-columns-repeated="22"/>
          <table:table-cell office:value-type="string">
            <text:p>DollyBrasFond</text:p>
          </table:table-cell>
          <table:table-cell table:number-columns-repeated="981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0/00/0000</text:date>, <text:time style:data-style-name="N2" text:time-value="0000-00-00T08:32: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3T22:12:58</dc:date>
    <meta:editing-duration>P1DT5H55M2S</meta:editing-duration>
    <meta:editing-cycles>195</meta:editing-cycles>
    <meta:generator>LibreOffice/4.0.4.2$Linux_x86 LibreOffice_project/400m0$Build-2</meta:generator>
    <meta:document-statistic meta:table-count="1" meta:cell-count="338" meta:object-count="0"/>
  </office:meta>
</office:document-meta>
</file>